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RequestListener.onRequestEnd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RequestListener.onRequestException( Environment environment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RequestListener.onRequestStar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